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884" officeooo:paragraph-rsid="0002c88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4 Sept 2016</text:p>
      <text:p text:style-name="P1"/>
      <text:p text:style-name="P1">So I found out why he sounds like he's got cystic fibrosis, with all his phlegm clearing and nose blowing. <text:s/>I partly expected it – too many drugs and he's got a hole in his nose. Presumably his septum has gone. <text:s/></text:p>
      <text:p text:style-name="P1"/>
      <text:p text:style-name="P1">He's also got high blood pressure and was chatting about dying to a friend. <text:s/>At least he's made something of his life he said. <text:s/>Well done.</text:p>
      <text:p text:style-name="P1"/>
      <text:p text:style-name="P1">Saw the 2<text:span text:style-name="T1">nd</text:span> oldest brass band in the world today. <text:s/>That's nice isn't it. <text:s/>I'm a bit jealous of their talent and as you know I've always loved the sound of bras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6-09-24T22:36:28.463788854</meta:creation-date>
    <meta:generator>LibreOffice/4.2.8.2$Linux_x86 LibreOffice_project/420m0$Build-2</meta:generator>
    <dc:date>2016-09-24T22:41:20.666753568</dc:date>
    <dc:creator>Pete Curati</dc:creator>
    <meta:editing-duration>P0D</meta:editing-duration>
    <meta:editing-cycles>1</meta:editing-cycles>
    <meta:document-statistic meta:table-count="0" meta:image-count="0" meta:object-count="0" meta:page-count="1" meta:paragraph-count="4" meta:word-count="101" meta:character-count="523" meta:non-whitespace-character-count="418"/>
  </office:meta>
</office:document-meta>
</file>